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9pt" style:font-size-asian="9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Courier New" fo:font-size="9pt" style:font-size-asian="9pt"/>
    </style:style>
    <style:style style:name="T2" style:family="text">
      <style:text-properties style:font-name="Courier New" fo:font-size="9pt" fo:background-color="#cfe6ff" loext:char-shading-value="0" style:font-size-asian="9pt"/>
    </style:style>
    <style:style style:name="T3" style:family="text">
      <style:text-properties fo:color="#ff0000" style:font-name="Courier New" fo:font-size="9pt" fo:background-color="#cfe6ff" loext:char-shading-value="0" style:font-size-asian="9pt"/>
    </style:style>
    <style:style style:name="T4" style:family="text">
      <style:text-properties fo:color="#ff0000" style:font-name="Courier New"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ouse <text:s text:c="17"/>mus_musculus: 4:118187691 CCTTCCCTCCCTTCTTTCCTTCCTTCTTCC</text:span><text:span text:style-name="T2">TCTTTCTT</text:span><text:span text:style-name="T1">T</text:span><text:span text:style-name="T2">TTTGTT</text:span><text:span text:style-name="T1"> <text:s text:c="8"/>mus_musculus: 4:118187735</text:span></text:p>
      <text:p text:style-name="Standard"><text:span text:style-name="T1">Golden Hamster mesocricetus_auratus: KB708283.1:2948456 ‑‑‑‑‑‑‑‑‑‑‑‑‑‑‑‑‑‑‑‑‑‑‑‑‑‑‑‑‑‑</text:span><text:span text:style-name="T2">TCTTTCTT</text:span><text:span text:style-name="T1">C</text:span><text:span text:style-name="T2">TTTGTT</text:span><text:span text:style-name="T1"> mesocricetus_auratus: KB708283.1:2948442</text:span></text:p>
      <text:p text:style-name="P1"/>
      <text:p text:style-name="Standard"><text:span text:style-name="T1">Mouse <text:s text:c="17"/>mus_musculus: 4:118187736 G</text:span><text:span text:style-name="T2">TAC</text:span><text:span text:style-name="T1">TG</text:span><text:span text:style-name="T2">GCA</text:span><text:span text:style-name="T1">ACT</text:span><text:span text:style-name="T2">AAA</text:span><text:span text:style-name="T1">T</text:span><text:span text:style-name="T2">CC</text:span><text:span text:style-name="T1">G</text:span><text:span text:style-name="T2">GGG</text:span><text:span text:style-name="T1">AA</text:span><text:span text:style-name="T2">CTCATGCATGCTGGC</text:span><text:span text:style-name="T1">T</text:span><text:span text:style-name="T2">AAG</text:span><text:span text:style-name="T1">‑</text:span><text:span text:style-name="T2">G</text:span><text:span text:style-name="T1"> <text:s text:c="8"/>mus_musculus: 4:118187779</text:span></text:p>
      <text:p text:style-name="Standard"><text:span text:style-name="T1">Golden Hamster mesocricetus_auratus: KB708283.1:2948441 ‑</text:span><text:span text:style-name="T2">TAC</text:span><text:span text:style-name="T1">CA</text:span><text:span text:style-name="T2">GCA</text:span><text:span text:style-name="T1">GTG</text:span><text:span text:style-name="T2">AAA</text:span><text:span text:style-name="T1">C</text:span><text:span text:style-name="T2">CC</text:span><text:span text:style-name="T1">A</text:span><text:span text:style-name="T2">GGG</text:span><text:span text:style-name="T1">T‑</text:span><text:span text:style-name="T2">CTCATGCATGCTGGC</text:span><text:span text:style-name="T1">C</text:span><text:span text:style-name="T2">AAG</text:span><text:span text:style-name="T1">T</text:span><text:span text:style-name="T2">G</text:span><text:span text:style-name="T1"> mesocricetus_auratus: KB708283.1:2948399</text:span></text:p>
      <text:p text:style-name="P1"/>
      <text:p text:style-name="Standard"><text:span text:style-name="T1">Mouse <text:s text:c="17"/>mus_musculus: 4:118187780 </text:span><text:span text:style-name="T2">CTCTACCAC</text:span><text:span text:style-name="T1">C</text:span><text:span text:style-name="T2">GAGCTA</text:span><text:span text:style-name="T1">A</text:span><text:span text:style-name="T2">GA</text:span><text:span text:style-name="T1">A</text:span><text:span text:style-name="T2">CC</text:span><text:span text:style-name="T1">A</text:span><text:span text:style-name="T2">AG</text:span><text:span text:style-name="T1">G</text:span><text:span text:style-name="T2">CCT</text:span><text:span text:style-name="T1">T</text:span><text:span text:style-name="T2">TTTCA</text:span><text:span text:style-name="T1">GA</text:span><text:span text:style-name="T2">GATT</text:span><text:span text:style-name="T1">TC</text:span><text:span text:style-name="T2">CA</text:span><text:span text:style-name="T1"> <text:s text:c="8"/>mus_musculus: 4:118187824</text:span></text:p>
      <text:p text:style-name="Standard"><text:span text:style-name="T1">Golden Hamster mesocricetus_auratus: KB708283.1:2948398 </text:span><text:span text:style-name="T2">CTCTACCAC</text:span><text:span text:style-name="T1">T</text:span><text:span text:style-name="T2">GAGCTA</text:span><text:span text:style-name="T1">G</text:span><text:span text:style-name="T2">GA</text:span><text:span text:style-name="T1">C</text:span><text:span text:style-name="T2">CC</text:span><text:span text:style-name="T1">C</text:span><text:span text:style-name="T2">AG</text:span><text:span text:style-name="T1">C</text:span><text:span text:style-name="T2">CCT</text:span><text:span text:style-name="T1">C</text:span><text:span text:style-name="T2">TTTCA</text:span><text:span text:style-name="T1">TT</text:span><text:span text:style-name="T2">GATT</text:span><text:span text:style-name="T1">CT</text:span><text:span text:style-name="T2">CA</text:span><text:span text:style-name="T1"> mesocricetus_auratus: KB708283.1:2948354</text:span></text:p>
      <text:p text:style-name="P1"/>
      <text:p text:style-name="Standard"><text:span text:style-name="T1">Mouse <text:s text:c="17"/>mus_musculus: 4:118187825 </text:span><text:span text:style-name="T2">A</text:span><text:span text:style-name="T1">A</text:span><text:span text:style-name="T2">AT</text:span><text:span text:style-name="T1">AC</text:span><text:span text:style-name="T2">TTTTG</text:span><text:span text:style-name="T1">T</text:span><text:span text:style-name="T2">TA</text:span><text:span text:style-name="T1">C</text:span><text:span text:style-name="T2">AA</text:span><text:span text:style-name="T1">T</text:span><text:span text:style-name="T2">GTG</text:span><text:span text:style-name="T1">AC‑‑</text:span><text:span text:style-name="T2">AAA</text:span><text:span text:style-name="T1">GA</text:span><text:span text:style-name="T3">TCTCTA</text:span><text:span text:style-name="T4">C</text:span><text:span text:style-name="T3">GAAG</text:span><text:span text:style-name="T4">T</text:span><text:span text:style-name="T3">C</text:span><text:span text:style-name="T4">C</text:span><text:span text:style-name="T3">T</text:span><text:span text:style-name="T1"> <text:s text:c="8"/>mus_musculus: 4:118187867</text:span></text:p>
      <text:p text:style-name="Standard"><text:span text:style-name="T1">Golden Hamster mesocricetus_auratus: KB708283.1:2948353 </text:span><text:span text:style-name="T2">A</text:span><text:span text:style-name="T1">G</text:span><text:span text:style-name="T2">AT</text:span><text:span text:style-name="T1">TG</text:span><text:span text:style-name="T2">TTTTG</text:span><text:span text:style-name="T1">C</text:span><text:span text:style-name="T2">TA</text:span><text:span text:style-name="T1">T</text:span><text:span text:style-name="T2">AA</text:span><text:span text:style-name="T1">A</text:span><text:span text:style-name="T2">GTG</text:span><text:span text:style-name="T1">GTTA</text:span><text:span text:style-name="T2">AAA</text:span><text:span text:style-name="T1">AG</text:span><text:span text:style-name="T2">TCTCTA</text:span><text:span text:style-name="T1">A</text:span><text:span text:style-name="T2">GAAG</text:span><text:span text:style-name="T1">C</text:span><text:span text:style-name="T2">C</text:span><text:span text:style-name="T1">A</text:span><text:span text:style-name="T2">T</text:span><text:span text:style-name="T1"> mesocricetus_auratus: KB708283.1:2948309</text:span></text:p>
      <text:p text:style-name="P1"/>
      <text:p text:style-name="Standard"><text:span text:style-name="T1">Mouse <text:s text:c="17"/>mus_musculus: 4:118187868 </text:span><text:span text:style-name="T4">T</text:span><text:span text:style-name="T3">TG</text:span><text:span text:style-name="T4">T</text:span><text:span text:style-name="T3">C</text:span><text:span text:style-name="T4">G</text:span><text:span text:style-name="T3">GGGCCTCT</text:span><text:span text:style-name="T4">T</text:span><text:span text:style-name="T3">GGAATACTG</text:span><text:span text:style-name="T4">T</text:span><text:span text:style-name="T3">T</text:span><text:span text:style-name="T4">C</text:span><text:span text:style-name="T3">CTTTAT</text:span><text:span text:style-name="T4">C</text:span><text:span text:style-name="T3">CCAGTGT</text:span><text:span text:style-name="T4">AT</text:span><text:span text:style-name="T3">TG</text:span><text:span text:style-name="T1"> <text:s text:c="8"/>mus_musculus: 4:118187912</text:span></text:p>
      <text:p text:style-name="Standard"><text:span text:style-name="T1">Golden Hamster mesocricetus_auratus: KB708283.1:2948308 A</text:span><text:span text:style-name="T2">TG</text:span><text:span text:style-name="T1">C</text:span><text:span text:style-name="T2">C</text:span><text:span text:style-name="T1">A</text:span><text:span text:style-name="T2">GGGCCTCT</text:span><text:span text:style-name="T1">G</text:span><text:span text:style-name="T2">GGAATACTG</text:span><text:span text:style-name="T1">A</text:span><text:span text:style-name="T2">T</text:span><text:span text:style-name="T1">G</text:span><text:span text:style-name="T2">CTTTAT</text:span><text:span text:style-name="T1">T</text:span><text:span text:style-name="T2">CCAGTGT</text:span><text:span text:style-name="T1">GC</text:span><text:span text:style-name="T2">TG</text:span><text:span text:style-name="T1"> mesocricetus_auratus: KB708283.1:2948264</text:span></text:p>
      <text:p text:style-name="P1"/>
      <text:p text:style-name="Standard"><text:span text:style-name="T1">Mouse <text:s text:c="17"/>mus_musculus: 4:118187913 ‑‑‑</text:span><text:span text:style-name="T3">G</text:span><text:span text:style-name="T4">A</text:span><text:span text:style-name="T3">GG</text:span><text:span text:style-name="T4">AA</text:span><text:span text:style-name="T3">GGG</text:span><text:span text:style-name="T2">TGGG</text:span><text:span text:style-name="T1">A</text:span><text:span text:style-name="T2">GA</text:span><text:span text:style-name="T1">‑‑‑‑G</text:span><text:span text:style-name="T2">GTGG</text:span><text:span text:style-name="T1">A</text:span><text:span text:style-name="T2">GGAT</text:span><text:span text:style-name="T1">A</text:span><text:span text:style-name="T2">GGGG</text:span><text:span text:style-name="T1">A</text:span><text:span text:style-name="T2">T</text:span><text:span text:style-name="T1">A</text:span><text:span text:style-name="T2">GGG</text:span><text:span text:style-name="T1">‑ <text:s text:c="8"/>mus_musculus: 4:118187949</text:span></text:p>
      <text:p text:style-name="Standard"><text:span text:style-name="T1">Golden Hamster mesocricetus_auratus: KB708283.1:2948263 ATG</text:span><text:span text:style-name="T2">G</text:span><text:span text:style-name="T1">G</text:span><text:span text:style-name="T2">GG</text:span><text:span text:style-name="T1">TG</text:span><text:span text:style-name="T2">GGGTGGG</text:span><text:span text:style-name="T1">G</text:span><text:span text:style-name="T2">GA</text:span><text:span text:style-name="T1">TGGGA</text:span><text:span text:style-name="T2">GTGG</text:span><text:span text:style-name="T1">G</text:span><text:span text:style-name="T2">GGAT</text:span><text:span text:style-name="T1">G</text:span><text:span text:style-name="T2">GGGG</text:span><text:span text:style-name="T1">G</text:span><text:span text:style-name="T2">T</text:span><text:span text:style-name="T1">G</text:span><text:span text:style-name="T2">GGG</text:span><text:span text:style-name="T1">A mesocricetus_auratus: KB708283.1:2948219</text:span></text:p>
      <text:p text:style-name="P1"/>
      <text:p text:style-name="Standard"><text:span text:style-name="T1">Mouse <text:s text:c="17"/>mus_musculus: 4:118187950 ‑‑‑‑</text:span><text:span text:style-name="T2">G</text:span><text:span text:style-name="T1">T</text:span><text:span text:style-name="T2">G</text:span><text:span text:style-name="T1">AT</text:span><text:span text:style-name="T2">GGTGGAG</text:span><text:span text:style-name="T1">A</text:span><text:span text:style-name="T2">GTG</text:span><text:span text:style-name="T1">‑‑‑‑‑‑</text:span><text:span text:style-name="T2">CTC</text:span><text:span text:style-name="T1">C</text:span><text:span text:style-name="T2">TT</text:span><text:span text:style-name="T1">C</text:span><text:span text:style-name="T2">TC</text:span><text:span text:style-name="T1">T</text:span><text:span text:style-name="T2">TGTTACT</text:span><text:span text:style-name="T1">T</text:span><text:span text:style-name="T2">T</text:span><text:span text:style-name="T1"> <text:s text:c="8"/>mus_musculus: 4:118187984</text:span></text:p>
      <text:p text:style-name="Standard"><text:span text:style-name="T1">Golden Hamster mesocricetus_auratus: KB708283.1:2948218 GGTG</text:span><text:span text:style-name="T2">G</text:span><text:span text:style-name="T1">A</text:span><text:span text:style-name="T2">G</text:span><text:span text:style-name="T1">GG</text:span><text:span text:style-name="T2">GGTGGAG</text:span><text:span text:style-name="T1">G</text:span><text:span text:style-name="T2">GTG</text:span><text:span text:style-name="T1">TTAATA</text:span><text:span text:style-name="T2">CTC</text:span><text:span text:style-name="T1">T</text:span><text:span text:style-name="T2">TT</text:span><text:span text:style-name="T1">T</text:span><text:span text:style-name="T2">TC</text:span><text:span text:style-name="T1">C</text:span><text:span text:style-name="T2">TGTTACT</text:span><text:span text:style-name="T1">G</text:span><text:span text:style-name="T2">T</text:span><text:span text:style-name="T1"> mesocricetus_auratus: KB708283.1:2948174</text:span></text:p>
      <text:p text:style-name="P1"/>
      <text:p text:style-name="Standard"><text:span text:style-name="T1">Mouse <text:s text:c="17"/>mus_musculus: 4:118187985 A</text:span><text:span text:style-name="T2">AG</text:span><text:span text:style-name="T1">G</text:span><text:span text:style-name="T2">AGAGC</text:span><text:span text:style-name="T1">ATAAGTGTGTCATT</text:span><text:span text:style-name="T2">CA</text:span><text:span text:style-name="T1">G</text:span><text:span text:style-name="T2">CAGACAGAC</text:span><text:span text:style-name="T1">AA</text:span><text:span text:style-name="T2">A</text:span><text:span text:style-name="T1">CA</text:span><text:span text:style-name="T2">GCCAA</text:span><text:span text:style-name="T1"> <text:s text:c="8"/>mus_musculus: 4:118188029</text:span></text:p>
      <text:p text:style-name="Standard"><text:span text:style-name="T1">Golden Hamster mesocricetus_auratus: KB708283.1:2948173 C</text:span><text:span text:style-name="T2">AG</text:span><text:span text:style-name="T1">A</text:span><text:span text:style-name="T2">AGAGC</text:span><text:span text:style-name="T1">‑‑‑‑‑‑‑‑‑‑‑‑‑‑</text:span><text:span text:style-name="T2">CA</text:span><text:span text:style-name="T1">A</text:span><text:span text:style-name="T2">CAGACAGAC</text:span><text:span text:style-name="T1">GG</text:span><text:span text:style-name="T2">A</text:span><text:span text:style-name="T1">‑‑</text:span><text:span text:style-name="T2">GCCAA</text:span><text:span text:style-name="T1"> mesocricetus_auratus: KB708283.1:2948145</text:span></text:p>
      <text:p text:style-name="P1"/>
      <text:p text:style-name="Standard"><text:span text:style-name="T1">Mouse <text:s text:c="17"/>mus_musculus: 4:118188030 CC</text:span><text:span text:style-name="T2">GTCC</text:span><text:span text:style-name="T1">T</text:span><text:span text:style-name="T2">CTC</text:span><text:span text:style-name="T1">T</text:span><text:span text:style-name="T2">TCT</text:span><text:span text:style-name="T1">C</text:span><text:span text:style-name="T2">ACT</text:span><text:span text:style-name="T1">TTCCT</text:span><text:span text:style-name="T2">GTAGAAA</text:span><text:span text:style-name="T1">GT</text:span><text:span text:style-name="T2">TG</text:span><text:span text:style-name="T1">A</text:span><text:span text:style-name="T2">GTCCCTTG</text:span><text:span text:style-name="T1">AA <text:s text:c="8"/>mus_musculus: 4:118188074</text:span></text:p>
      <text:p text:style-name="Standard"><text:span text:style-name="T1">Golden Hamster mesocricetus_auratus: KB708283.1:2948144 TG</text:span><text:span text:style-name="T2">GTCC</text:span><text:span text:style-name="T1">A</text:span><text:span text:style-name="T2">CTC</text:span><text:span text:style-name="T1">C</text:span><text:span text:style-name="T2">TCT</text:span><text:span text:style-name="T1">T</text:span><text:span text:style-name="T2">ACT</text:span><text:span text:style-name="T1">‑‑‑‑‑</text:span><text:span text:style-name="T2">GTAGAAA</text:span><text:span text:style-name="T1">AC</text:span><text:span text:style-name="T2">TG</text:span><text:span text:style-name="T1">G</text:span><text:span text:style-name="T2">GTCCCTTG</text:span><text:span text:style-name="T1">GG mesocricetus_auratus: KB708283.1:2948105</text:span></text:p>
      <text:p text:style-name="P1"/>
      <text:p text:style-name="Standard"><text:span text:style-name="T1">Mouse <text:s text:c="17"/>mus_musculus: 4:118188075 </text:span><text:span text:style-name="T2">TCTGGAGTGGCCCA</text:span><text:span text:style-name="T1">G</text:span><text:span text:style-name="T2">GA</text:span><text:span text:style-name="T1">G</text:span><text:span text:style-name="T2">GA</text:span><text:span text:style-name="T1">C</text:span><text:span text:style-name="T2">CATTTCCAGGAATG</text:span><text:span text:style-name="T1">G</text:span><text:span text:style-name="T2">TTCAGACT</text:span><text:span text:style-name="T1">G <text:s text:c="8"/>mus_musculus: 4:118188119</text:span></text:p>
      <text:p text:style-name="Standard"><text:span text:style-name="T1">Golden Hamster mesocricetus_auratus: KB708283.1:2948104 </text:span><text:span text:style-name="T2">TCTGGAGTGGCCCA</text:span><text:span text:style-name="T1">A</text:span><text:span text:style-name="T2">GA</text:span><text:span text:style-name="T1">A</text:span><text:span text:style-name="T2">GA</text:span><text:span text:style-name="T1">G</text:span><text:span text:style-name="T2">CATTTCCAGGAATG</text:span><text:span text:style-name="T1">T</text:span><text:span text:style-name="T2">TTCAGACT</text:span><text:span text:style-name="T1">T mesocricetus_auratus: KB708283.1:2948060</text:span></text:p>
      <text:p text:style-name="P1"/>
      <text:p text:style-name="Standard"><text:span text:style-name="T1">Mouse <text:s text:c="17"/>mus_musculus: 4:118188120 </text:span><text:span text:style-name="T2">GA</text:span><text:span text:style-name="T1">C</text:span><text:span text:style-name="T2">T</text:span><text:span text:style-name="T1">C</text:span><text:span text:style-name="T2">TAA</text:span><text:span text:style-name="T1">CC</text:span><text:span text:style-name="T2">CAGCCTC</text:span><text:span text:style-name="T1">G</text:span><text:span text:style-name="T2">TCTCC</text:span><text:span text:style-name="T1">T</text:span><text:span text:style-name="T2">CTCTGC</text:span><text:span text:style-name="T1">G</text:span><text:span text:style-name="T2">GTGAGGACCA</text:span><text:span text:style-name="T1">G</text:span><text:span text:style-name="T2">G</text:span><text:span text:style-name="T1">C</text:span><text:span text:style-name="T2">A</text:span><text:span text:style-name="T1"> <text:s text:c="8"/>mus_musculus: 4:118188164</text:span></text:p>
      <text:p text:style-name="Standard"><text:span text:style-name="T1">Golden Hamster mesocricetus_auratus: KB708283.1:2948059 </text:span><text:soft-page-break/><text:span text:style-name="T2">GA</text:span><text:span text:style-name="T1">T</text:span><text:span text:style-name="T2">T</text:span><text:span text:style-name="T1">A</text:span><text:span text:style-name="T2">TAA</text:span><text:span text:style-name="T1">TT</text:span><text:span text:style-name="T2">CAGCCTC</text:span><text:span text:style-name="T1">T</text:span><text:span text:style-name="T2">TCTCC</text:span><text:span text:style-name="T1">C</text:span><text:span text:style-name="T2">CTCTGC</text:span><text:span text:style-name="T1">T</text:span><text:span text:style-name="T2">GTGAGGACCA</text:span><text:span text:style-name="T1">T</text:span><text:span text:style-name="T2">G</text:span><text:span text:style-name="T1">A</text:span><text:span text:style-name="T2">A</text:span><text:span text:style-name="T1"> mesocricetus_auratus: KB708283.1:2948015</text:span></text:p>
      <text:p text:style-name="P1"/>
      <text:p text:style-name="Standard"><text:span text:style-name="T1">Mouse <text:s text:c="17"/>mus_musculus: 4:118188165 </text:span><text:span text:style-name="T2">GGA</text:span><text:span text:style-name="T1">C</text:span><text:span text:style-name="T2">ACA</text:span><text:span text:style-name="T1">G</text:span><text:span text:style-name="T2">CAGA</text:span><text:span text:style-name="T1">C</text:span><text:span text:style-name="T2">A</text:span><text:span text:style-name="T1">‑G</text:span><text:span text:style-name="T2">GG</text:span><text:span text:style-name="T1">C</text:span><text:span text:style-name="T2">ACAT</text:span><text:span text:style-name="T1">TAC</text:span><text:span text:style-name="T2">GGG</text:span><text:span text:style-name="T1">‑‑‑‑‑‑‑‑‑‑‑‑‑‑‑‑ <text:s text:c="8"/>mus_musculus: 4:118188192</text:span></text:p>
      <text:p text:style-name="Standard"><text:span text:style-name="T1">Golden Hamster mesocricetus_auratus: KB708283.1:2948014 </text:span><text:span text:style-name="T2">GGA</text:span><text:span text:style-name="T1">T</text:span><text:span text:style-name="T2">ACA</text:span><text:span text:style-name="T1">A</text:span><text:span text:style-name="T2">CAGA</text:span><text:span text:style-name="T1">A</text:span><text:span text:style-name="T2">A</text:span><text:span text:style-name="T1">CA</text:span><text:span text:style-name="T2">GG</text:span><text:span text:style-name="T1">A</text:span><text:span text:style-name="T2">ACAT</text:span><text:span text:style-name="T1">‑‑‑</text:span><text:span text:style-name="T2">GGG</text:span><text:span text:style-name="T1">CTGTGTGTGTGTGTGT mesocricetus_auratus: KB708283.1:2947973</text:span></text:p>
      <text:p text:style-name="P1"/>
      <text:p text:style-name="Standard"><text:span text:style-name="T1">Mouse <text:s text:c="17"/>mus_musculus: 4:118188193 ‑‑‑‑‑‑‑‑‑‑‑‑‑‑‑‑‑‑‑‑‑‑‑‑‑‑</text:span><text:span text:style-name="T2">GT</text:span><text:span text:style-name="T1">CA</text:span><text:span text:style-name="T2">G</text:span><text:span text:style-name="T1">GA</text:span><text:span text:style-name="T2">TTCAGCCTTCTT</text:span><text:span text:style-name="T1"> <text:s text:c="8"/>mus_musculus: 4:118188211</text:span></text:p>
      <text:p text:style-name="Standard"><text:span text:style-name="T1">Golden Hamster mesocricetus_auratus: KB708283.1:2947972 GTGTGTGTGTGTGTGTGTGTGTGTGT</text:span><text:span text:style-name="T2">GT</text:span><text:span text:style-name="T1">GT</text:span><text:span text:style-name="T2">G</text:span><text:span text:style-name="T1">TG</text:span><text:span text:style-name="T2">TTCAGCCTTCTT</text:span><text:span text:style-name="T1"> mesocricetus_auratus: KB708283.1:2947928</text:span></text:p>
      <text:p text:style-name="P1"/>
      <text:p text:style-name="Standard"><text:span text:style-name="T1">Mouse <text:s text:c="17"/>mus_musculus: 4:118188212 </text:span><text:span text:style-name="T2">GACTGA</text:span><text:span text:style-name="T1">CTGT</text:span><text:span text:style-name="T2">CTC</text:span><text:span text:style-name="T1">A</text:span><text:span text:style-name="T2">G</text:span><text:span text:style-name="T1">T</text:span><text:span text:style-name="T2">GCCTT</text:span><text:span text:style-name="T1">C</text:span><text:span text:style-name="T2">GAAA</text:span><text:span text:style-name="T1">G</text:span><text:span text:style-name="T2">CT</text:span><text:span text:style-name="T1">G</text:span><text:span text:style-name="T2">GTGTCT</text:span><text:span text:style-name="T1">GT</text:span><text:span text:style-name="T2">CAGCAGA</text:span><text:span text:style-name="T1"> <text:s text:c="8"/>mus_musculus: 4:118188256</text:span></text:p>
      <text:p text:style-name="Standard"><text:span text:style-name="T1">Golden Hamster mesocricetus_auratus: KB708283.1:2947927 </text:span><text:span text:style-name="T2">GACTGA</text:span><text:span text:style-name="T1">TGAC</text:span><text:span text:style-name="T2">CTC</text:span><text:span text:style-name="T1">T</text:span><text:span text:style-name="T2">G</text:span><text:span text:style-name="T1">C</text:span><text:span text:style-name="T2">GCCTT</text:span><text:span text:style-name="T1">A</text:span><text:span text:style-name="T2">GAAA</text:span><text:span text:style-name="T1">A</text:span><text:span text:style-name="T2">CT</text:span><text:span text:style-name="T1">A</text:span><text:span text:style-name="T2">GTGTCT</text:span><text:span text:style-name="T1">AC</text:span><text:span text:style-name="T2">CAGCAGA</text:span><text:span text:style-name="T1"> mesocricetus_auratus: KB708283.1:2947883</text:span></text:p>
      <text:p text:style-name="P1"/>
      <text:p text:style-name="Standard"><text:span text:style-name="T1">Mouse <text:s text:c="17"/>mus_musculus: 4:118188257 GA</text:span><text:span text:style-name="T2">CCAT</text:span><text:span text:style-name="T1">G</text:span><text:span text:style-name="T2">GAG</text:span><text:span text:style-name="T1">‑</text:span><text:span text:style-name="T2">CAG</text:span><text:span text:style-name="T1">T</text:span><text:span text:style-name="T2">GT</text:span><text:span text:style-name="T1">GG</text:span><text:span text:style-name="T2">T</text:span><text:span text:style-name="T1">C</text:span><text:span text:style-name="T2">TAGG</text:span><text:span text:style-name="T1">T</text:span><text:span text:style-name="T2">T</text:span><text:span text:style-name="T1">A</text:span><text:span text:style-name="T2">T</text:span><text:span text:style-name="T1">AC</text:span><text:span text:style-name="T2">AGCCA</text:span><text:span text:style-name="T1">G</text:span><text:span text:style-name="T2">ATGCC</text:span><text:span text:style-name="T1">‑‑‑ <text:s text:c="8"/>mus_musculus: 4:118188297</text:span></text:p>
      <text:p text:style-name="Standard"><text:span text:style-name="T1">Golden Hamster mesocricetus_auratus: KB708283.1:2947882 AG</text:span><text:span text:style-name="T2">CCAT</text:span><text:span text:style-name="T1">C</text:span><text:span text:style-name="T2">GAG</text:span><text:span text:style-name="T1">G</text:span><text:span text:style-name="T2">CAG</text:span><text:span text:style-name="T1">C</text:span><text:span text:style-name="T2">GT</text:span><text:span text:style-name="T1">CA</text:span><text:span text:style-name="T2">T</text:span><text:span text:style-name="T1">T</text:span><text:span text:style-name="T2">TAGG</text:span><text:span text:style-name="T1">C</text:span><text:span text:style-name="T2">T</text:span><text:span text:style-name="T1">G</text:span><text:span text:style-name="T2">T</text:span><text:span text:style-name="T1">GT</text:span><text:span text:style-name="T2">AGCCA</text:span><text:span text:style-name="T1">A</text:span><text:span text:style-name="T2">ATGCC</text:span><text:span text:style-name="T1">CTC mesocricetus_auratus: KB708283.1:2947838</text:span></text:p>
      <text:p text:style-name="P1"/>
      <text:p text:style-name="Standard"><text:span text:style-name="T1">Mouse <text:s text:c="17"/>mus_musculus: 4:118188298 ‑‑‑</text:span><text:span text:style-name="T2">A</text:span><text:span text:style-name="T1">C</text:span><text:span text:style-name="T2">ACCTCAGG</text:span><text:span text:style-name="T1">G</text:span><text:span text:style-name="T2">C</text:span><text:span text:style-name="T1">T</text:span><text:span text:style-name="T2">AG</text:span><text:span text:style-name="T1">C</text:span><text:span text:style-name="T2">TT</text:span><text:span text:style-name="T1">CT</text:span><text:span text:style-name="T2">T</text:span><text:span text:style-name="T1">TA</text:span><text:span text:style-name="T2">A</text:span><text:span text:style-name="T1">G</text:span><text:span text:style-name="T2">CTGTCTCT</text:span><text:span text:style-name="T1">CC</text:span><text:span text:style-name="T2">AGGG</text:span><text:span text:style-name="T1">A</text:span><text:span text:style-name="T2">AG</text:span><text:span text:style-name="T1"> <text:s text:c="8"/>mus_musculus: 4:118188339</text:span></text:p>
      <text:p text:style-name="Standard"><text:span text:style-name="T1">Golden Hamster mesocricetus_auratus: KB708283.1:2947837 ATC</text:span><text:span text:style-name="T2">A</text:span><text:span text:style-name="T1">T</text:span><text:span text:style-name="T2">ACCTCAGG</text:span><text:span text:style-name="T1">T</text:span><text:span text:style-name="T2">C</text:span><text:span text:style-name="T1">G</text:span><text:span text:style-name="T2">AG</text:span><text:span text:style-name="T1">T</text:span><text:span text:style-name="T2">TT</text:span><text:span text:style-name="T1">TC</text:span><text:span text:style-name="T2">T</text:span><text:span text:style-name="T1">‑‑</text:span><text:span text:style-name="T2">A</text:span><text:span text:style-name="T1">A</text:span><text:span text:style-name="T2">CTGTCTCT</text:span><text:span text:style-name="T1">AT</text:span><text:span text:style-name="T2">AGGG</text:span><text:span text:style-name="T1">G</text:span><text:span text:style-name="T2">AG</text:span><text:span text:style-name="T1"> mesocricetus_auratus: KB708283.1:2947795</text:span></text:p>
      <text:p text:style-name="P1"/>
      <text:p text:style-name="Standard"><text:span text:style-name="T1">Mouse <text:s text:c="17"/>mus_musculus: 4:118188340 </text:span><text:span text:style-name="T2">TCCTTCATC</text:span><text:span text:style-name="T1">A</text:span><text:span text:style-name="T2">T</text:span><text:span text:style-name="T1">GT</text:span><text:span text:style-name="T2">TGGGTC</text:span><text:span text:style-name="T1">T</text:span><text:span text:style-name="T2">T</text:span><text:span text:style-name="T1">A</text:span><text:span text:style-name="T2">G</text:span><text:span text:style-name="T1">C</text:span><text:span text:style-name="T2">TGTCTTCCCTGT</text:span><text:span text:style-name="T1">GC</text:span><text:span text:style-name="T2">GGT</text:span><text:span text:style-name="T1">AT</text:span><text:span text:style-name="T2">GA</text:span><text:span text:style-name="T1"> <text:s text:c="8"/>mus_musculus: 4:118188384</text:span></text:p>
      <text:p text:style-name="Standard"><text:span text:style-name="T1">Golden Hamster mesocricetus_auratus: KB708283.1:2947794 </text:span><text:span text:style-name="T2">TCCTTCATC</text:span><text:span text:style-name="T1">C</text:span><text:span text:style-name="T2">T</text:span><text:span text:style-name="T1">TC</text:span><text:span text:style-name="T2">TGGGTC</text:span><text:span text:style-name="T1">C</text:span><text:span text:style-name="T2">T</text:span><text:span text:style-name="T1">G</text:span><text:span text:style-name="T2">G</text:span><text:span text:style-name="T1">A</text:span><text:span text:style-name="T2">TGTCTTCCCTGT</text:span><text:span text:style-name="T1">AT</text:span><text:span text:style-name="T2">GGT</text:span><text:span text:style-name="T1">GG</text:span><text:span text:style-name="T2">GA</text:span><text:span text:style-name="T1"> mesocricetus_auratus: KB708283.1:2947750</text:span></text:p>
      <text:p text:style-name="P1"/>
      <text:p text:style-name="Standard"><text:span text:style-name="T1">Mouse <text:s text:c="17"/>mus_musculus: 4:118188385 </text:span><text:span text:style-name="T2">A</text:span><text:span text:style-name="T1">‑‑‑‑‑‑‑‑‑‑</text:span><text:span text:style-name="T2">TCAAG</text:span><text:span text:style-name="T1">T</text:span><text:span text:style-name="T2">T</text:span><text:span text:style-name="T1">C</text:span><text:span text:style-name="T2">T</text:span><text:span text:style-name="T1">G‑‑‑</text:span><text:span text:style-name="T2">CATTCAAGCTATTGCAATA</text:span><text:span text:style-name="T1">CA <text:s text:c="8"/>mus_musculus: 4:118188416</text:span></text:p>
      <text:p text:style-name="Standard"><text:span text:style-name="T1">Golden Hamster mesocricetus_auratus: KB708283.1:2947749 </text:span><text:span text:style-name="T2">A</text:span><text:span text:style-name="T1">GTTGTAAGGA</text:span><text:span text:style-name="T2">TCAAG</text:span><text:span text:style-name="T1">C</text:span><text:span text:style-name="T2">T</text:span><text:span text:style-name="T1">G</text:span><text:span text:style-name="T2">T</text:span><text:span text:style-name="T1">AGGA</text:span><text:span text:style-name="T2">CATTCAAGCTATTGCAATA</text:span><text:span text:style-name="T1">TT mesocricetus_auratus: KB708283.1:2947705</text:span></text:p>
      <text:p text:style-name="P1"/>
      <text:p text:style-name="Standard"><text:span text:style-name="T1">Mouse <text:s text:c="17"/>mus_musculus: 4:118188417 </text:span><text:span text:style-name="T2">GAGGATTTCTAGAG</text:span><text:span text:style-name="T1">A</text:span><text:span text:style-name="T2">TA</text:span><text:span text:style-name="T1">T</text:span><text:span text:style-name="T2">GTG</text:span><text:span text:style-name="T1">G</text:span><text:span text:style-name="T2">AA</text:span><text:span text:style-name="T1">T</text:span><text:span text:style-name="T2">AGTGAGGCA</text:span><text:span text:style-name="T1">TG</text:span><text:span text:style-name="T2">TCCCT</text:span><text:span text:style-name="T1">CA</text:span><text:span text:style-name="T2">CC</text:span><text:span text:style-name="T1"> <text:s text:c="8"/>mus_musculus: 4:118188461</text:span></text:p>
      <text:p text:style-name="Standard"><text:span text:style-name="T1">Golden Hamster mesocricetus_auratus: KB708283.1:2947704 </text:span><text:span text:style-name="T2">GAGGATTTCTAGAG</text:span><text:span text:style-name="T1">G</text:span><text:span text:style-name="T2">TA</text:span><text:span text:style-name="T1">C</text:span><text:span text:style-name="T2">GTG</text:span><text:span text:style-name="T1">A</text:span><text:span text:style-name="T2">AA</text:span><text:span text:style-name="T1">C</text:span><text:span text:style-name="T2">AGTGAGGCA</text:span><text:span text:style-name="T1">CA</text:span><text:span text:style-name="T2">TCCCT</text:span><text:span text:style-name="T1">TG</text:span><text:span text:style-name="T2">CC</text:span><text:span text:style-name="T1"> mesocricetus_auratus: KB708283.1:2947660</text:span></text:p>
      <text:p text:style-name="P1"/>
      <text:p text:style-name="Standard"><text:span text:style-name="T1">Mouse <text:s text:c="17"/>mus_musculus: 4:118188462 </text:span><text:span text:style-name="T2">AT</text:span><text:span text:style-name="T1">A</text:span><text:span text:style-name="T2">AAAAA</text:span><text:span text:style-name="T1">AAAAAAAATC</text:span><text:span text:style-name="T2">CACAG</text:span><text:span text:style-name="T1">A</text:span><text:span text:style-name="T2">GTTAGGGCAAGCCAG</text:span><text:span text:style-name="T1">TT</text:span><text:span text:style-name="T2">GG</text:span><text:span text:style-name="T1">C</text:span><text:span text:style-name="T2">T</text:span><text:span text:style-name="T1"> <text:s text:c="8"/>mus_musculus: 4:118188506</text:span></text:p>
      <text:p text:style-name="Standard"><text:span text:style-name="T1">Golden Hamster mesocricetus_auratus: KB708283.1:2947659 </text:span><text:span text:style-name="T2">AT</text:span><text:span text:style-name="T1">T</text:span><text:span text:style-name="T2">AAAAA</text:span><text:span text:style-name="T1">‑‑‑‑‑‑‑‑‑‑</text:span><text:span text:style-name="T2">CACAG</text:span><text:span text:style-name="T1">G</text:span><text:span text:style-name="T2">GTTAGGGCAAGCCAG</text:span><text:span text:style-name="T1">AC</text:span><text:span text:style-name="T2">GG</text:span><text:span text:style-name="T1">G</text:span><text:span text:style-name="T2">T</text:span><text:span text:style-name="T1"> mesocricetus_auratus: KB708283.1:2947625</text:span></text:p>
      <text:p text:style-name="P1"/>
      <text:p text:style-name="Standard"><text:span text:style-name="T1">Mouse <text:s text:c="17"/>mus_musculus: 4:118188507 </text:span><text:span text:style-name="T2">CAGCCAGC</text:span><text:span text:style-name="T1">G</text:span><text:span text:style-name="T2">AAGGTG</text:span><text:span text:style-name="T1">T</text:span><text:span text:style-name="T2">TCTGAAGC</text:span><text:span text:style-name="T1">C</text:span><text:span text:style-name="T2">TA</text:span><text:span text:style-name="T1">A</text:span><text:span text:style-name="T2">TGA</text:span><text:span text:style-name="T1">TG</text:span><text:span text:style-name="T2">AAAGTTC</text:span><text:span text:style-name="T1">C</text:span><text:span text:style-name="T2">GATG</text:span><text:span text:style-name="T1"> <text:s text:c="8"/>mus_musculus: 4:118188551</text:span></text:p>
      <text:p text:style-name="Standard"><text:span text:style-name="T1">Golden Hamster mesocricetus_auratus: KB708283.1:2947624 </text:span><text:span text:style-name="T2">CAGCCAGC</text:span><text:span text:style-name="T1">A</text:span><text:span text:style-name="T2">AAGGTG</text:span><text:span text:style-name="T1">C</text:span><text:span text:style-name="T2">TCTGAAGC</text:span><text:span text:style-name="T1">‑</text:span><text:span text:style-name="T2">TA</text:span><text:span text:style-name="T1">T</text:span><text:span text:style-name="T2">TGA</text:span><text:span text:style-name="T1">CC</text:span><text:span text:style-name="T2">AAAGTTC</text:span><text:span text:style-name="T1">T</text:span><text:span text:style-name="T2">GATG</text:span><text:span text:style-name="T1"> mesocricetus_auratus: KB708283.1:2947581</text:span></text:p>
      <text:p text:style-name="P1"/>
      <text:p text:style-name="Standard"><text:soft-page-break/><text:span text:style-name="T1">Mouse <text:s text:c="17"/>mus_musculus: 4:118188552 CTTGGAACTCATG</text:span><text:span text:style-name="T2">A</text:span><text:span text:style-name="T1">TC</text:span><text:span text:style-name="T2">GAAG</text:span><text:span text:style-name="T1">C</text:span><text:span text:style-name="T2">A</text:span><text:span text:style-name="T1">C</text:span><text:span text:style-name="T2">TCCT</text:span><text:span text:style-name="T1">A</text:span><text:span text:style-name="T2">AAA</text:span><text:span text:style-name="T1">G</text:span><text:span text:style-name="T2">CTG</text:span><text:span text:style-name="T1">CT</text:span><text:span text:style-name="T2">CTC</text:span><text:span text:style-name="T1">CACAT <text:s text:c="8"/>mus_musculus: 4:118188596</text:span></text:p>
      <text:p text:style-name="Standard"><text:span text:style-name="T1">Golden Hamster mesocricetus_auratus: KB708283.1:2947580 ‑‑‑‑‑‑‑‑‑‑‑‑‑</text:span><text:span text:style-name="T2">A</text:span><text:span text:style-name="T1">AA</text:span><text:span text:style-name="T2">GAAG</text:span><text:span text:style-name="T1">A</text:span><text:span text:style-name="T2">A</text:span><text:span text:style-name="T1">T</text:span><text:span text:style-name="T2">TCCT</text:span><text:span text:style-name="T1">G</text:span><text:span text:style-name="T2">AAA</text:span><text:span text:style-name="T1">T</text:span><text:span text:style-name="T2">CTG</text:span><text:span text:style-name="T1">TC</text:span><text:span text:style-name="T2">CTC</text:span><text:span text:style-name="T1">..... mesocricetus_auratus: KB708283.1:2947554</text:span></text:p>
      <text:p text:style-name="P1"/>
      <text:p text:style-name="Standard"><text:span text:style-name="T1">Mouse <text:s text:c="17"/>mus_musculus: 4:118188597 GCATACCATGGCACATGCCAATTGGAATA</text:span><text:span text:style-name="T2">C</text:span><text:span text:style-name="T1">A</text:span><text:span text:style-name="T2">C</text:span><text:span text:style-name="T1">A</text:span><text:span text:style-name="T2">CACACACA</text:span><text:span text:style-name="T1">C</text:span><text:span text:style-name="T2">ACA</text:span><text:span text:style-name="T1"> <text:s text:c="8"/>mus_musculus: 4:118188641</text:span></text:p>
      <text:p text:style-name="Standard"><text:span text:style-name="T1">Golden Hamster mesocricetus_auratus: KB708283.1:2947444 .............................</text:span><text:span text:style-name="T2">C</text:span><text:span text:style-name="T1">T</text:span><text:span text:style-name="T2">C</text:span><text:span text:style-name="T1">T</text:span><text:span text:style-name="T2">CACACACA</text:span><text:span text:style-name="T1">G</text:span><text:span text:style-name="T2">ACA</text:span><text:span text:style-name="T1"> mesocricetus_auratus: KB708283.1:2947429</text:span></text:p>
      <text:p text:style-name="P1"/>
      <text:p text:style-name="Standard"><text:span text:style-name="T1">Mouse <text:s text:c="17"/>mus_musculus: 4:118188642 </text:span><text:span text:style-name="T2">CACACACA</text:span><text:span text:style-name="T1">C</text:span><text:span text:style-name="T2">A</text:span><text:span text:style-name="T1">C</text:span><text:span text:style-name="T2">A</text:span><text:span text:style-name="T1">CACACACACACACACACACACACACTCC</text:span><text:span text:style-name="T2">A</text:span><text:span text:style-name="T1">C</text:span><text:span text:style-name="T2">AA</text:span><text:span text:style-name="T1">G <text:s text:c="8"/>mus_musculus: 4:118188686</text:span></text:p>
      <text:p text:style-name="Standard"><text:span text:style-name="T1">Golden Hamster mesocricetus_auratus: KB708283.1:2947428 </text:span><text:span text:style-name="T2">CACACACA</text:span><text:span text:style-name="T1">A</text:span><text:span text:style-name="T2">A</text:span><text:span text:style-name="T1">T</text:span><text:span text:style-name="T2">A</text:span><text:span text:style-name="T1">............................</text:span><text:span text:style-name="T2">A</text:span><text:span text:style-name="T1">T</text:span><text:span text:style-name="T2">AA</text:span><text:span text:style-name="T1">A mesocricetus_auratus: KB708283.1:2947254</text:span></text:p>
      <text:p text:style-name="P1"/>
      <text:p text:style-name="Standard"><text:span text:style-name="T1">Mouse <text:s text:c="17"/>mus_musculus: 4:118188687 </text:span><text:span text:style-name="T2">TA</text:span><text:span text:style-name="T1">G‑</text:span><text:span text:style-name="T2">TAAATAAAATAAAA</text:span><text:span text:style-name="T1">A</text:span><text:span text:style-name="T2">CAAA</text:span><text:span text:style-name="T1">A</text:span><text:span text:style-name="T2">A</text:span><text:span text:style-name="T1">CG</text:span><text:span text:style-name="T2">AAGGAACTCAT</text:span><text:span text:style-name="T1">T</text:span><text:span text:style-name="T2">T</text:span><text:span text:style-name="T1">AAAA</text:span><text:span text:style-name="T2">G</text:span><text:span text:style-name="T1"> <text:s text:c="8"/>mus_musculus: 4:118188730</text:span></text:p>
      <text:p text:style-name="Standard"><text:span text:style-name="T1">Golden Hamster mesocricetus_auratus: KB708283.1:2947253 </text:span><text:span text:style-name="T2">TA</text:span><text:span text:style-name="T1">AA</text:span><text:span text:style-name="T2">TAAATAAAATAAAA</text:span><text:span text:style-name="T1">G</text:span><text:span text:style-name="T2">CAAA</text:span><text:span text:style-name="T1">G</text:span><text:span text:style-name="T2">A</text:span><text:span text:style-name="T1">TA</text:span><text:span text:style-name="T2">AAGGAACTCAT</text:span><text:span text:style-name="T1">C</text:span><text:span text:style-name="T2">T</text:span><text:span text:style-name="T1">‑‑‑‑</text:span><text:span text:style-name="T2">G</text:span><text:span text:style-name="T1"> mesocricetus_auratus: KB708283.1:2947213</text:span></text:p>
      <text:p text:style-name="P1"/>
      <text:p text:style-name="Standard"><text:span text:style-name="T1">Mouse <text:s text:c="17"/>mus_musculus: 4:118188731 </text:span><text:span text:style-name="T2">TAGCTG</text:span><text:span text:style-name="T1">CC</text:span><text:span text:style-name="T2">TAGACCC</text:span><text:span text:style-name="T1">A</text:span><text:span text:style-name="T2">GCCT</text:span><text:span text:style-name="T1">C</text:span><text:span text:style-name="T2">TCCTTG</text:span><text:span text:style-name="T1">G</text:span><text:span text:style-name="T2">C</text:span><text:span text:style-name="T1">T</text:span><text:span text:style-name="T2">AC</text:span><text:span text:style-name="T1">C</text:span><text:span text:style-name="T2">TCT</text:span><text:span text:style-name="T1">A</text:span><text:span text:style-name="T2">CAGC</text:span><text:span text:style-name="T1">T</text:span><text:span text:style-name="T2">CT</text:span><text:span text:style-name="T1">G <text:s text:c="8"/>mus_musculus: 4:118188775</text:span></text:p>
      <text:p text:style-name="Standard"><text:span text:style-name="T1">Golden Hamster mesocricetus_auratus: KB708283.1:2947212 </text:span><text:span text:style-name="T2">TAGCTG</text:span><text:span text:style-name="T1">TA</text:span><text:span text:style-name="T2">TAGACCC</text:span><text:span text:style-name="T1">T</text:span><text:span text:style-name="T2">GCCT</text:span><text:span text:style-name="T1">T</text:span><text:span text:style-name="T2">TCCTTG</text:span><text:span text:style-name="T1">A</text:span><text:span text:style-name="T2">C</text:span><text:span text:style-name="T1">C</text:span><text:span text:style-name="T2">AC</text:span><text:span text:style-name="T1">A</text:span><text:span text:style-name="T2">TCT</text:span><text:span text:style-name="T1">G</text:span><text:span text:style-name="T2">CAGC</text:span><text:span text:style-name="T1">G</text:span><text:span text:style-name="T2">CT</text:span><text:span text:style-name="T1">A mesocricetus_auratus: KB708283.1:2947168</text:span></text:p>
      <text:p text:style-name="P1"/>
      <text:p text:style-name="Standard"><text:span text:style-name="T1">Mouse <text:s text:c="17"/>mus_musculus: 4:118188776 </text:span><text:span text:style-name="T2">TG</text:span><text:span text:style-name="T1">CCGG</text:span><text:span text:style-name="T2">AGAAGCAGCATA</text:span><text:span text:style-name="T1">AA</text:span><text:span text:style-name="T2">GGTGG</text:span><text:span text:style-name="T1">C</text:span><text:span text:style-name="T2">TC</text:span><text:span text:style-name="T1">TCT</text:span><text:span text:style-name="T2">GTGGCT</text:span><text:span text:style-name="T1">T</text:span><text:span text:style-name="T2">TC</text:span><text:span text:style-name="T1">CACG</text:span><text:span text:style-name="T2">C</text:span><text:span text:style-name="T1"> <text:s text:c="8"/>mus_musculus: 4:118188820</text:span></text:p>
      <text:p text:style-name="Standard"><text:span text:style-name="T1">Golden Hamster mesocricetus_auratus: KB708283.1:2947167 </text:span><text:span text:style-name="T2">TG</text:span><text:span text:style-name="T1">GACT</text:span><text:span text:style-name="T2">AGAAGCAGCATA</text:span><text:span text:style-name="T1">CG</text:span><text:span text:style-name="T2">GGTGG</text:span><text:span text:style-name="T1">T</text:span><text:span text:style-name="T2">TC</text:span><text:span text:style-name="T1">A‑‑</text:span><text:span text:style-name="T2">GTGGCT</text:span><text:span text:style-name="T1">C</text:span><text:span text:style-name="T2">TC</text:span><text:span text:style-name="T1">TGGT</text:span><text:span text:style-name="T2">C</text:span><text:span text:style-name="T1"> mesocricetus_auratus: KB708283.1:2947125</text:span></text:p>
      <text:p text:style-name="P1"/>
      <text:p text:style-name="Standard"><text:span text:style-name="T1">Mouse <text:s text:c="17"/>mus_musculus: 4:118188821 </text:span><text:span text:style-name="T2">TTGGG</text:span><text:span text:style-name="T1">CT</text:span><text:span text:style-name="T2">A</text:span><text:span text:style-name="T1">CAC</text:span><text:span text:style-name="T2">TGTT</text:span><text:span text:style-name="T1">T</text:span><text:span text:style-name="T2">CTAC</text:span><text:span text:style-name="T1">G</text:span><text:span text:style-name="T2">A</text:span><text:span text:style-name="T1">C</text:span><text:span text:style-name="T2">TGGACCTGC</text:span><text:span text:style-name="T1">C</text:span><text:span text:style-name="T2">GGA</text:span><text:span text:style-name="T1">G</text:span><text:span text:style-name="T2">GGAAGC</text:span><text:span text:style-name="T1">T</text:span><text:span text:style-name="T2">C</text:span><text:span text:style-name="T1"> <text:s text:c="8"/>mus_musculus: 4:118188865</text:span></text:p>
      <text:p text:style-name="Standard"><text:span text:style-name="T1">Golden Hamster mesocricetus_auratus: KB708283.1:2947124 </text:span><text:span text:style-name="T2">TTGGG</text:span><text:span text:style-name="T1">TC</text:span><text:span text:style-name="T2">A</text:span><text:span text:style-name="T1">TCT</text:span><text:span text:style-name="T2">TGTT</text:span><text:span text:style-name="T1">C</text:span><text:span text:style-name="T2">CTAC</text:span><text:span text:style-name="T1">T</text:span><text:span text:style-name="T2">A</text:span><text:span text:style-name="T1">T</text:span><text:span text:style-name="T2">TGGACCTGC</text:span><text:span text:style-name="T1">A</text:span><text:span text:style-name="T2">GGA</text:span><text:span text:style-name="T1">C</text:span><text:span text:style-name="T2">GGAAGC</text:span><text:span text:style-name="T1">C</text:span><text:span text:style-name="T2">C</text:span><text:span text:style-name="T1"> mesocricetus_auratus: KB708283.1:2947080</text:span></text:p>
      <text:p text:style-name="P1"/>
      <text:p text:style-name="Standard"><text:span text:style-name="T1">Mouse <text:s text:c="17"/>mus_musculus: 4:118188866 T</text:span><text:span text:style-name="T2">T</text:span><text:span text:style-name="T1">TCA</text:span><text:span text:style-name="T2">TGC</text:span><text:span text:style-name="T1">C</text:span><text:span text:style-name="T2">A</text:span><text:span text:style-name="T1">CA</text:span><text:span text:style-name="T2">A</text:span><text:span text:style-name="T1">A</text:span><text:span text:style-name="T2">ACAGTTTATC</text:span><text:span text:style-name="T1">G</text:span><text:span text:style-name="T2">TTG</text:span><text:span text:style-name="T1">T</text:span><text:span text:style-name="T2">T</text:span><text:span text:style-name="T1">CTGTTTCTTGAGCAG <text:s text:c="8"/>mus_musculus: 4:118188910</text:span></text:p>
      <text:p text:style-name="Standard"><text:span text:style-name="T1">Golden Hamster mesocricetus_auratus: KB708283.1:2947079 C</text:span><text:span text:style-name="T2">T</text:span><text:span text:style-name="T1">GTG</text:span><text:span text:style-name="T2">TGC</text:span><text:span text:style-name="T1">T</text:span><text:span text:style-name="T2">A</text:span><text:span text:style-name="T1">TC</text:span><text:span text:style-name="T2">A</text:span><text:span text:style-name="T1">G</text:span><text:span text:style-name="T2">ACAGTTTATC</text:span><text:span text:style-name="T1">T</text:span><text:span text:style-name="T2">TTG</text:span><text:span text:style-name="T1">C</text:span><text:span text:style-name="T2">T</text:span><text:span text:style-name="T1">‑‑‑‑‑‑‑‑‑‑‑‑‑‑‑ mesocricetus_auratus: KB708283.1:2947050</text:span></text:p>
      <text:p text:style-name="P1"/>
      <text:p text:style-name="Standard"><text:span text:style-name="T1">Mouse <text:s text:c="17"/>mus_musculus: 4:118188911 CTC</text:span><text:span text:style-name="T2">GTC</text:span><text:span text:style-name="T1">T</text:span><text:span text:style-name="T2">G</text:span><text:span text:style-name="T1">A</text:span><text:span text:style-name="T2">CCTTACACCTTC</text:span><text:span text:style-name="T1">A</text:span><text:span text:style-name="T2">GGGAGAAGCTTT</text:span><text:span text:style-name="T1">C</text:span><text:span text:style-name="T2">CCAGGAT</text:span><text:span text:style-name="T1">C</text:span><text:span text:style-name="T2">CC</text:span><text:span text:style-name="T1"> <text:s text:c="8"/>mus_musculus: 4:118188955</text:span></text:p>
      <text:p text:style-name="Standard"><text:span text:style-name="T1">Golden Hamster mesocricetus_auratus: KB708283.1:2947049 ‑‑‑</text:span><text:span text:style-name="T2">GTC</text:span><text:span text:style-name="T1">A</text:span><text:span text:style-name="T2">G</text:span><text:span text:style-name="T1">T</text:span><text:span text:style-name="T2">CCTTACACCTTC</text:span><text:span text:style-name="T1">G</text:span><text:span text:style-name="T2">GGGAGAAGCTTT</text:span><text:span text:style-name="T1">T</text:span><text:span text:style-name="T2">CCAGGAT</text:span><text:span text:style-name="T1">T</text:span><text:span text:style-name="T2">CC</text:span><text:span text:style-name="T1"> mesocricetus_auratus: KB708283.1:2947008</text:span></text:p>
      <text:p text:style-name="P1"/>
      <text:p text:style-name="Standard"><text:span text:style-name="T1">Mouse <text:s text:c="17"/>mus_musculus: 4:118188956 </text:span><text:span text:style-name="T2">A</text:span><text:span text:style-name="T1">A</text:span><text:span text:style-name="T2">TAGCCTTT</text:span><text:span text:style-name="T1">G</text:span><text:span text:style-name="T2">G</text:span><text:span text:style-name="T1">A</text:span><text:span text:style-name="T2">CTA</text:span><text:span text:style-name="T1">G</text:span><text:span text:style-name="T2">G</text:span><text:span text:style-name="T1">G</text:span><text:span text:style-name="T2">AGC</text:span><text:span text:style-name="T1">G</text:span><text:span text:style-name="T2">A</text:span><text:span text:style-name="T1">‑‑‑‑</text:span><text:span text:style-name="T2">TCTTGGGGTAAAAA</text:span><text:span text:style-name="T1">G</text:span><text:span text:style-name="T2">CA</text:span><text:span text:style-name="T1"> <text:s text:c="8"/>mus_musculus: 4:118188996</text:span></text:p>
      <text:p text:style-name="Standard"><text:span text:style-name="T1">Golden Hamster mesocricetus_auratus: KB708283.1:2947007 </text:span><text:span text:style-name="T2">A</text:span><text:span text:style-name="T1">G</text:span><text:span text:style-name="T2">TAGCCTTT</text:span><text:span text:style-name="T1">A</text:span><text:span text:style-name="T2">G</text:span><text:span text:style-name="T1">G</text:span><text:span text:style-name="T2">CTA</text:span><text:span text:style-name="T1">A</text:span><text:span text:style-name="T2">G</text:span><text:span text:style-name="T1">A</text:span><text:span text:style-name="T2">AGC</text:span><text:span text:style-name="T1">A</text:span><text:span text:style-name="T2">A</text:span><text:span text:style-name="T1">GCCA</text:span><text:span text:style-name="T2">TCTTGGGGTAAAAA</text:span><text:span text:style-name="T1">A</text:span><text:span text:style-name="T2">CA</text:span><text:span text:style-name="T1"> mesocricetus_auratus: KB708283.1:2946963</text:span></text:p>
      <text:p text:style-name="P1"/>
      <text:p text:style-name="Standard"><text:span text:style-name="T1">Mouse <text:s text:c="17"/>mus_musculus: 4:118188997 </text:span><text:span text:style-name="T2">AT</text:span><text:span text:style-name="T1">T</text:span><text:span text:style-name="T2">T</text:span><text:span text:style-name="T1">G</text:span><text:span text:style-name="T2">GGG</text:span><text:span text:style-name="T1">T</text:span><text:span text:style-name="T2">TAAG</text:span><text:span text:style-name="T1">G</text:span><text:span text:style-name="T2">AGG</text:span><text:span text:style-name="T1">TATCTTGCACTGAGAAGCA</text:span><text:span text:style-name="T2">A</text:span><text:span text:style-name="T1">CT</text:span><text:span text:style-name="T2">TT</text:span><text:span text:style-name="T1">A</text:span><text:span text:style-name="T2">G</text:span><text:span text:style-name="T1">T</text:span><text:span text:style-name="T2">C</text:span><text:span text:style-name="T1"> <text:s text:c="8"/>mus_musculus: 4:118189041</text:span></text:p>
      <text:p text:style-name="Standard"><text:span text:style-name="T1">Golden Hamster mesocricetus_auratus: KB708283.1:2946962 </text:span><text:soft-page-break/><text:span text:style-name="T2">AT</text:span><text:span text:style-name="T1">C</text:span><text:span text:style-name="T2">T</text:span><text:span text:style-name="T1">T</text:span><text:span text:style-name="T2">GGG</text:span><text:span text:style-name="T1">C</text:span><text:span text:style-name="T2">TAAG</text:span><text:span text:style-name="T1">A</text:span><text:span text:style-name="T2">AGG</text:span><text:span text:style-name="T1">‑‑‑‑‑‑‑‑‑‑‑‑‑‑‑‑‑‑‑</text:span><text:span text:style-name="T2">A</text:span><text:span text:style-name="T1">TC</text:span><text:span text:style-name="T2">TT</text:span><text:span text:style-name="T1">G</text:span><text:span text:style-name="T2">G</text:span><text:span text:style-name="T1">G</text:span><text:span text:style-name="T2">C</text:span><text:span text:style-name="T1"> mesocricetus_auratus: KB708283.1:2946937</text:span></text:p>
      <text:p text:style-name="P1"/>
      <text:p text:style-name="Standard"><text:span text:style-name="T1">Mouse <text:s text:c="17"/>mus_musculus: 4:118189042 C</text:span><text:span text:style-name="T2">GAGAGCT</text:span><text:span text:style-name="T1">A</text:span><text:span text:style-name="T2">TTCTACTGGAAATGTTAGCTCTG</text:span><text:span text:style-name="T1">C</text:span><text:span text:style-name="T2">TCTGTAAAC</text:span><text:span text:style-name="T1">A</text:span><text:span text:style-name="T2">TG</text:span><text:span text:style-name="T1"> <text:s text:c="8"/>mus_musculus: 4:118189086</text:span></text:p>
      <text:p text:style-name="Standard"><text:span text:style-name="T1">Golden Hamster mesocricetus_auratus: KB708283.1:2946936 T</text:span><text:span text:style-name="T2">GAGAGCT</text:span><text:span text:style-name="T1">G</text:span><text:span text:style-name="T2">TTCTACTGGAAATGTTAGCTCTG</text:span><text:span text:style-name="T1">A</text:span><text:span text:style-name="T2">TCTGTAAAC</text:span><text:span text:style-name="T1">G</text:span><text:span text:style-name="T2">TG</text:span><text:span text:style-name="T1"> mesocricetus_auratus: KB708283.1:2946892</text:span></text:p>
      <text:p text:style-name="P1"/>
      <text:p text:style-name="Standard"><text:span text:style-name="T1">Mouse <text:s text:c="17"/>mus_musculus: 4:118189087 </text:span><text:span text:style-name="T2">ACA</text:span><text:span text:style-name="T1">CT</text:span><text:span text:style-name="T2">CGAGCATTTCCATG</text:span><text:span text:style-name="T1">C</text:span><text:span text:style-name="T2">C</text:span><text:span text:style-name="T1">C</text:span><text:span text:style-name="T2">TGTTTCTTGGCCCAAGGGTTTTG</text:span><text:span text:style-name="T1"> <text:s text:c="8"/>mus_musculus: 4:118189131</text:span></text:p>
      <text:p text:style-name="Standard"><text:span text:style-name="T1">Golden Hamster mesocricetus_auratus: KB708283.1:2946891 </text:span><text:span text:style-name="T2">ACA</text:span><text:span text:style-name="T1">TG</text:span><text:span text:style-name="T2">CGAGCATTTCCATG</text:span><text:span text:style-name="T1">T</text:span><text:span text:style-name="T2">C</text:span><text:span text:style-name="T1">T</text:span><text:span text:style-name="T2">TGTTTCTTGGCCCAAGGGTTTTG</text:span><text:span text:style-name="T1"> mesocricetus_auratus: KB708283.1:2946847</text:span></text:p>
      <text:p text:style-name="P1"/>
      <text:p text:style-name="Standard"><text:span text:style-name="T1">Mouse <text:s text:c="17"/>mus_musculus: 4:118189132 </text:span><text:span text:style-name="T2">TTGTGGTTAATACTGTGGTCTGTCTATTTTATGCTTCATCTTC</text:span><text:span text:style-name="T1">CT <text:s text:c="8"/>mus_musculus: 4:118189176</text:span></text:p>
      <text:p text:style-name="Standard"><text:span text:style-name="T1">Golden Hamster mesocricetus_auratus: KB708283.1:2946846 </text:span><text:span text:style-name="T2">TTGTGGTTAATACTGTGGTCTGTCTATTTTATGCTTCATCTTC</text:span><text:span text:style-name="T1">TC mesocricetus_auratus: KB708283.1:2946802</text:span></text:p>
      <text:p text:style-name="P1"/>
      <text:p text:style-name="Standard"><text:span text:style-name="T1">Mouse <text:s text:c="17"/>mus_musculus: 4:118189177 </text:span><text:span text:style-name="T2">GGAA</text:span><text:span text:style-name="T1">A</text:span><text:span text:style-name="T2">CAGTAAAATGTTTAGCTGTCACACATTC</text:span><text:span text:style-name="T1">T</text:span><text:span text:style-name="T2">TGGCTC</text:span><text:span text:style-name="T1">GT</text:span><text:span text:style-name="T2">GCT</text:span><text:span text:style-name="T1"> <text:s text:c="8"/>mus_musculus: 4:118189221</text:span></text:p>
      <text:p text:style-name="Standard"><text:span text:style-name="T1">Golden Hamster mesocricetus_auratus: KB708283.1:2946801 </text:span><text:span text:style-name="T2">GGAA</text:span><text:span text:style-name="T1">C</text:span><text:span text:style-name="T2">CAGTAAAATGTTTAGCTGTCACACATTC</text:span><text:span text:style-name="T1">C</text:span><text:span text:style-name="T2">TGGCTC</text:span><text:span text:style-name="T1">TC</text:span><text:span text:style-name="T2">GCT</text:span><text:span text:style-name="T1"> mesocricetus_auratus: KB708283.1:2946757</text:span></text:p>
      <text:p text:style-name="P1"/>
      <text:p text:style-name="Standard"><text:span text:style-name="T1">Mouse <text:s text:c="17"/>mus_musculus: 4:118189222 </text:span><text:span text:style-name="T2">TTGCCT</text:span><text:span text:style-name="T1">T</text:span><text:span text:style-name="T2">GGGCCAGCTGTGTCACT</text:span><text:span text:style-name="T1">G</text:span><text:span text:style-name="T2">TGAGCAACACAATGGAATC</text:span><text:span text:style-name="T1">T <text:s text:c="8"/>mus_musculus: 4:118189266</text:span></text:p>
      <text:p text:style-name="Standard"><text:span text:style-name="T1">Golden Hamster mesocricetus_auratus: KB708283.1:2946756 </text:span><text:span text:style-name="T2">TTGCCT</text:span><text:span text:style-name="T1">G</text:span><text:span text:style-name="T2">GGGCCAGCTGTGTCACT</text:span><text:span text:style-name="T1">T</text:span><text:span text:style-name="T2">TGAGCAACACAATGGAATC</text:span><text:span text:style-name="T1">A mesocricetus_auratus: KB708283.1:2946712</text:span></text:p>
      <text:p text:style-name="P1"/>
      <text:p text:style-name="Standard"><text:span text:style-name="T1">Mouse <text:s text:c="17"/>mus_musculus: 4:118189267 CA</text:span><text:span text:style-name="T2">GGACTTTAGACCAGAGAGA</text:span><text:span text:style-name="T1">A</text:span><text:span text:style-name="T2">C</text:span><text:span text:style-name="T1">CA</text:span><text:span text:style-name="T2">AT</text:span><text:span text:style-name="T1">A</text:span><text:span text:style-name="T2">C</text:span><text:span text:style-name="T1">A</text:span><text:span text:style-name="T2">A</text:span><text:span text:style-name="T1">T</text:span><text:span text:style-name="T2">CCCTTCACTGAAG</text:span><text:span text:style-name="T1"> <text:s text:c="8"/>mus_musculus: 4:118189311</text:span></text:p>
      <text:p text:style-name="Standard"><text:span text:style-name="T1">Golden Hamster mesocricetus_auratus: KB708283.1:2946711 TG</text:span><text:span text:style-name="T2">GGACTTTAGACCAGAGAGA</text:span><text:span text:style-name="T1">G</text:span><text:span text:style-name="T2">C</text:span><text:span text:style-name="T1">TG</text:span><text:span text:style-name="T2">AT</text:span><text:span text:style-name="T1">C</text:span><text:span text:style-name="T2">C</text:span><text:span text:style-name="T1">G</text:span><text:span text:style-name="T2">A</text:span><text:span text:style-name="T1">C</text:span><text:span text:style-name="T2">CCCTTCACTGAAG</text:span><text:span text:style-name="T1"> mesocricetus_auratus: KB708283.1:2946667</text:span></text:p>
      <text:p text:style-name="P1"/>
      <text:p text:style-name="Standard"><text:span text:style-name="T1">Mouse <text:s text:c="17"/>mus_musculus: 4:118189312 </text:span><text:span text:style-name="T2">GGAAATGAGGCA</text:span><text:span text:style-name="T1">T</text:span><text:span text:style-name="T2">TGAA</text:span><text:span text:style-name="T1">T</text:span><text:span text:style-name="T2">GAGGTGAGG</text:span><text:span text:style-name="T1">‑‑</text:span><text:span text:style-name="T2">AAGAGAGATTG</text:span><text:span text:style-name="T1">G</text:span><text:span text:style-name="T2">ACCA</text:span><text:span text:style-name="T1"> <text:s text:c="8"/>mus_musculus: 4:118189354</text:span></text:p>
      <text:p text:style-name="Standard"><text:span text:style-name="T1">Golden Hamster mesocricetus_auratus: KB708283.1:2946666 </text:span><text:span text:style-name="T2">GGAAATGAGGCA</text:span><text:span text:style-name="T1">G</text:span><text:span text:style-name="T2">TGAA</text:span><text:span text:style-name="T1">A</text:span><text:span text:style-name="T2">GAGGTGAGG</text:span><text:span text:style-name="T1">AA</text:span><text:span text:style-name="T2">AAGAGAGATTG</text:span><text:span text:style-name="T1">A</text:span><text:span text:style-name="T2">ACCA</text:span><text:span text:style-name="T1"> mesocricetus_auratus: KB708283.1:2946622</text:span></text:p>
      <text:p text:style-name="P1"/>
      <text:p text:style-name="Standard"><text:span text:style-name="T1">Mouse <text:s text:c="17"/>mus_musculus: 4:118189355 </text:span><text:span text:style-name="T2">CA</text:span><text:span text:style-name="T1">G</text:span><text:span text:style-name="T2">AAATGTCAA</text:span><text:span text:style-name="T1">AG</text:span><text:span text:style-name="T2">TGGCCCTTT</text:span><text:span text:style-name="T1">T</text:span><text:span text:style-name="T2">CAAGGTCATCT</text:span><text:span text:style-name="T1">C</text:span><text:span text:style-name="T2">TGTTC</text:span><text:span text:style-name="T1">GCCT <text:s text:c="8"/>mus_musculus: 4:118189399</text:span></text:p>
      <text:p text:style-name="Standard"><text:span text:style-name="T1">Golden Hamster mesocricetus_auratus: KB708283.1:2946621 </text:span><text:span text:style-name="T2">CA</text:span><text:span text:style-name="T1">C</text:span><text:span text:style-name="T2">AAATGTCAA</text:span><text:span text:style-name="T1">GA</text:span><text:span text:style-name="T2">TGGCCCTTT</text:span><text:span text:style-name="T1">C</text:span><text:span text:style-name="T2">CAAGGTCATCT</text:span><text:span text:style-name="T1">G</text:span><text:span text:style-name="T2">TGTTC</text:span><text:span text:style-name="T1">‑‑‑‑ mesocricetus_auratus: KB708283.1:2946581</text:span></text:p>
      <text:p text:style-name="P1"/>
      <text:p text:style-name="Standard"><text:span text:style-name="T1">Mouse <text:s text:c="17"/>mus_musculus: 4:118189400 G</text:span><text:span text:style-name="T2">TCTCT</text:span><text:span text:style-name="T1">AT</text:span><text:span text:style-name="T2">AGA</text:span><text:span text:style-name="T1">A</text:span><text:span text:style-name="T2">TCTGCCT</text:span><text:span text:style-name="T1">C</text:span><text:span text:style-name="T2">TCCAGTGTGTAAA</text:span><text:span text:style-name="T1">AC</text:span><text:span text:style-name="T2">AA</text:span><text:span text:style-name="T1">A</text:span><text:span text:style-name="T2">CCTT</text:span><text:span text:style-name="T1">G</text:span><text:span text:style-name="T2">GA</text:span><text:span text:style-name="T1"> <text:s text:c="8"/>mus_musculus: 4:118189444</text:span></text:p>
      <text:p text:style-name="Standard"><text:span text:style-name="T1">Golden Hamster mesocricetus_auratus: KB708283.1:2946580 A</text:span><text:span text:style-name="T2">TCTCT</text:span><text:span text:style-name="T1">GC</text:span><text:span text:style-name="T2">AGA</text:span><text:span text:style-name="T1">G</text:span><text:span text:style-name="T2">TCTGCCT</text:span><text:span text:style-name="T1">T</text:span><text:span text:style-name="T2">TCCAGTGTGTAAA</text:span><text:span text:style-name="T1">GG</text:span><text:span text:style-name="T2">AA</text:span><text:span text:style-name="T1">G</text:span><text:span text:style-name="T2">CCTT</text:span><text:span text:style-name="T1">A</text:span><text:span text:style-name="T2">GA</text:span><text:span text:style-name="T1"> mesocricetus_auratus: KB708283.1:2946536</text:span></text:p>
      <text:p text:style-name="P1"/>
      <text:p text:style-name="Standard"><text:span text:style-name="T1">Mouse <text:s text:c="17"/>mus_musculus: 4:118189445 </text:span><text:span text:style-name="T2">GTAG</text:span><text:span text:style-name="T1">GTAG</text:span><text:span text:style-name="T2">CCAC</text:span><text:span text:style-name="T1">T</text:span><text:span text:style-name="T2">GG</text:span><text:span text:style-name="T1">A</text:span><text:span text:style-name="T2">TA</text:span><text:span text:style-name="T1">TC</text:span><text:span text:style-name="T2">CTT</text:span><text:span text:style-name="T1">CC</text:span><text:span text:style-name="T2">A</text:span><text:span text:style-name="T1">TG</text:span><text:span text:style-name="T2">CACA</text:span><text:span text:style-name="T1">A</text:span><text:span text:style-name="T2">G</text:span><text:span text:style-name="T1">T</text:span><text:span text:style-name="T2">TTCACA</text:span><text:span text:style-name="T1">G</text:span><text:span text:style-name="T2">CT</text:span><text:span text:style-name="T1">A <text:s text:c="8"/>mus_musculus: 4:118189489</text:span></text:p>
      <text:p text:style-name="Standard"><text:span text:style-name="T1">Golden Hamster mesocricetus_auratus: KB708283.1:2946535 </text:span><text:span text:style-name="T2">GTAG</text:span><text:span text:style-name="T1">AGGT</text:span><text:span text:style-name="T2">CCAC</text:span><text:span text:style-name="T1">A</text:span><text:span text:style-name="T2">GG</text:span><text:span text:style-name="T1">T</text:span><text:span text:style-name="T2">TA</text:span><text:span text:style-name="T1">CT</text:span><text:span text:style-name="T2">CTT</text:span><text:span text:style-name="T1">AG</text:span><text:span text:style-name="T2">A</text:span><text:span text:style-name="T1">CA</text:span><text:span text:style-name="T2">CACA</text:span><text:span text:style-name="T1">T</text:span><text:span text:style-name="T2">G</text:span><text:span text:style-name="T1">‑</text:span><text:span text:style-name="T2">TTCACA</text:span><text:span text:style-name="T1">A</text:span><text:span text:style-name="T2">CT</text:span><text:span text:style-name="T1">C mesocricetus_auratus: KB708283.1:2946492</text:span></text:p>
      <text:p text:style-name="P1"/>
      <text:p text:style-name="Standard"><text:soft-page-break/><text:span text:style-name="T1">Mouse <text:s text:c="17"/>mus_musculus: 4:118189490 </text:span><text:span text:style-name="T2">TTT</text:span><text:span text:style-name="T1">C</text:span><text:span text:style-name="T2">TCT</text:span><text:span text:style-name="T1">GTG</text:span><text:span text:style-name="T2">TGTAA</text:span><text:span text:style-name="T1">A</text:span><text:span text:style-name="T2">TCA</text:span><text:span text:style-name="T1">G</text:span><text:span text:style-name="T2">CTGTGT</text:span><text:span text:style-name="T1">C</text:span><text:span text:style-name="T2">ATT</text:span><text:span text:style-name="T1">A</text:span><text:span text:style-name="T2">AA</text:span><text:span text:style-name="T1">T</text:span><text:span text:style-name="T2">TCTTTATAGAG</text:span><text:span text:style-name="T1"> <text:s text:c="8"/>mus_musculus: 4:118189534</text:span></text:p>
      <text:p text:style-name="Standard"><text:span text:style-name="T1">Golden Hamster mesocricetus_auratus: KB708283.1:2946491 </text:span><text:span text:style-name="T2">TTT</text:span><text:span text:style-name="T1">T</text:span><text:span text:style-name="T2">TCT</text:span><text:span text:style-name="T1">ACA</text:span><text:span text:style-name="T2">TGTAA</text:span><text:span text:style-name="T1">G</text:span><text:span text:style-name="T2">TCA</text:span><text:span text:style-name="T1">A</text:span><text:span text:style-name="T2">CTGTGT</text:span><text:span text:style-name="T1">T</text:span><text:span text:style-name="T2">ATT</text:span><text:span text:style-name="T1">T</text:span><text:span text:style-name="T2">AA</text:span><text:span text:style-name="T1">C</text:span><text:span text:style-name="T2">TCTTTATAGAG</text:span><text:span text:style-name="T1"> mesocricetus_auratus: KB708283.1:2946447</text:span></text:p>
      <text:p text:style-name="P1"/>
      <text:p text:style-name="Standard"><text:span text:style-name="T1">Mouse <text:s text:c="17"/>mus_musculus: 4:118189535 </text:span><text:span text:style-name="T2">A</text:span><text:span text:style-name="T1">‑G</text:span><text:span text:style-name="T2">TCCCC</text:span><text:span text:style-name="T1">C</text:span><text:span text:style-name="T2">GG</text:span><text:span text:style-name="T1">T</text:span><text:span text:style-name="T2">CAAG</text:span><text:span text:style-name="T1">T <text:s text:c="36"/>mus_musculus: 4:118189550</text:span></text:p>
      <text:p text:style-name="Standard"><text:span text:style-name="T1">Golden Hamster mesocricetus_auratus: KB708283.1:2946446 </text:span><text:span text:style-name="T2">A</text:span><text:span text:style-name="T1">TT</text:span><text:span text:style-name="T2">TCCCC</text:span><text:span text:style-name="T1">T</text:span><text:span text:style-name="T2">GG</text:span><text:span text:style-name="T1">G</text:span><text:span text:style-name="T2">CAAG</text:span><text:span text:style-name="T1">C <text:s text:c="28"/>mesocricetus_auratus: KB708283.1:2946430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4T10:49:00</meta:creation-date>
    <dc:date>2021-04-14T16:23:37.224294633</dc:date>
    <dc:description>written by /net/isilonP/public/ro/ensweb-software/sharedsw/best/paths/apache/httpd [Perl RTF::Writer v1.11]</dc:description>
    <meta:editing-duration>PT3M38S</meta:editing-duration>
    <meta:editing-cycles>1</meta:editing-cycles>
    <meta:document-statistic meta:table-count="0" meta:image-count="0" meta:object-count="0" meta:page-count="5" meta:paragraph-count="88" meta:word-count="572" meta:character-count="11880" meta:non-whitespace-character-count="10240"/>
    <meta:generator>LibreOffice/5.1.6.2$Linux_X86_64 LibreOffice_project/10m0$Build-2</meta:generator>
  </office:meta>
</office:document-meta>
</file>